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7ed8" officeooo:paragraph-rsid="00047ed8"/>
    </style:style>
    <style:style style:name="P2" style:family="paragraph" style:parent-style-name="Standard">
      <style:text-properties officeooo:paragraph-rsid="00047ed8"/>
    </style:style>
    <style:style style:name="P3" style:family="paragraph" style:parent-style-name="Text_20_body">
      <style:paragraph-properties fo:margin-left="0in" fo:margin-right="0in" fo:margin-top="0in" fo:margin-bottom="0in" style:contextual-spacing="false" style:line-height-at-least="0.198in" fo:text-align="start" style:justify-single-word="false" fo:widows="1" fo:text-indent="0in" style:auto-text-indent="false" fo:padding="0in" fo:border="none"/>
      <style:text-properties fo:font-variant="normal" fo:text-transform="none" fo:color="#242729" style:font-name="Arial" fo:font-size="11.25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style:contextual-spacing="false" style:line-height-at-least="0.198in" fo:text-align="start" style:justify-single-word="false" fo:widows="1" fo:text-indent="0in" style:auto-text-indent="false" fo:padding="0in" fo:border="none"/>
    </style:style>
    <style:style style:name="T1" style:family="text">
      <style:text-properties fo:font-variant="normal" fo:text-transform="none" fo:color="#242729" style:text-line-through-style="none" style:text-line-through-type="none" style:font-name="Arial" fo:font-size="18pt" fo:letter-spacing="normal" fo:font-style="normal" style:text-underline-style="none" fo:font-weight="normal" style:text-blinking="false" fo:padding="0in" fo:border="none"/>
    </style:style>
    <style:style style:name="T2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3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fo:padding="0in" fo:border="none"/>
    </style:style>
    <style:style style:name="T4" style:family="text">
      <style:text-properties officeooo:rsid="00047e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a xlink:type="simple" xlink:href="http://stackoverflow.com/questions/14786413/add-indexes-db-index-true"><text:span text:style-name="T1">Add Indexes (db_index=True)</text:span></text:a></text:h>
      <text:p text:style-name="P2"><text:span text:style-name="T4">i</text:span><text:span text:style-name="T2">f you do a lot of lookups on a secondary column, consider adding an index to that column to speed things up.</text:span></text:p>
      <text:p text:style-name="P3">Keep in mind, like most problems of scale, these only apply if you have a statistically large number of rows (10,000 is not large).</text:p>
      <text:p text:style-name="P3">Additionally, every time you do an insert, indexes need to be updated. So be careful on which column you add indexes.</text:p>
      <text:p text:style-name="P4"><text:span text:style-name="T2">As always, you can only optimize what you can measure - so use the </text:span><text:span text:style-name="Source_20_Text"><text:span text:style-name="T3">EXPLAIN</text:span></text:span><text:span text:style-name="T2"> statement and your database logs (especially any slow query logs) to find out where indexes can be useful.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13:09:04.695725812</meta:creation-date>
    <dc:date>2016-12-21T20:32:15.757859325</dc:date>
    <meta:editing-duration>PT7H8M</meta:editing-duration>
    <meta:editing-cycles>1</meta:editing-cycles>
    <meta:document-statistic meta:table-count="0" meta:image-count="0" meta:object-count="0" meta:page-count="1" meta:paragraph-count="5" meta:word-count="103" meta:character-count="565" meta:non-whitespace-character-count="467"/>
    <meta:generator>LibreOffice/4.2.8.2$Linux_X86_64 LibreOffice_project/420m0$Build-2</meta:generator>
  </office:meta>
</office:document-meta>
</file>